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1" svg:font-family="Ubuntu" style:font-family-generic="swiss"/>
    <style:font-face style:name="Times New Roman2" svg:font-family="'Times New Roman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0mm" table:align="margins"/>
    </style:style>
    <style:style style:name="BudgetActor.A" style:family="table-column">
      <style:table-column-properties style:column-width="43.22mm" style:rel-column-width="16659*"/>
    </style:style>
    <style:style style:name="BudgetActor.B" style:family="table-column">
      <style:table-column-properties style:column-width="126.79mm" style:rel-column-width="48876*"/>
    </style:style>
    <style:style style:name="Table1" style:family="table">
      <style:table-properties style:width="169.6mm" table:align="left"/>
    </style:style>
    <style:style style:name="Table1.A" style:family="table-column">
      <style:table-column-properties style:column-width="55.03mm"/>
    </style:style>
    <style:style style:name="Table1.B" style:family="table-column">
      <style:table-column-properties style:column-width="53.18mm"/>
    </style:style>
    <style:style style:name="Table1.C" style:family="table-column">
      <style:table-column-properties style:column-width="61.38mm"/>
    </style:style>
    <style:style style:name="Table1.1" style:family="table-row">
      <style:table-row-properties style:min-row-height="5.29m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1.91mm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padding="0mm" fo:border="non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officeooo:paragraph-rsid="0027fade"/>
    </style:style>
    <style:style style:name="P8" style:family="paragraph" style:parent-style-name="Standard">
      <style:text-properties officeooo:paragraph-rsid="002834f3"/>
    </style:style>
    <style:style style:name="P9" style:family="paragraph" style:parent-style-name="Text_20_body">
      <style:text-properties officeooo:paragraph-rsid="0014e78b"/>
    </style:style>
    <style:style style:name="P10" style:family="paragraph" style:parent-style-name="Text_20_body">
      <style:text-properties officeooo:paragraph-rsid="0027fade"/>
    </style:style>
    <style:style style:name="P11" style:family="paragraph" style:parent-style-name="Heading_20_1">
      <style:paragraph-properties fo:text-align="center" style:justify-single-word="false"/>
      <style:text-properties officeooo:paragraph-rsid="0005fae9"/>
    </style:style>
    <style:style style:name="P12" style:family="paragraph" style:parent-style-name="Heading_20_2">
      <style:text-properties officeooo:paragraph-rsid="0005fae9"/>
    </style:style>
    <style:style style:name="P13" style:family="paragraph" style:parent-style-name="Heading_20_2">
      <style:text-properties officeooo:paragraph-rsid="0005515c"/>
    </style:style>
    <style:style style:name="P14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e78b"/>
    </style:style>
    <style:style style:name="T3" style:family="text">
      <style:text-properties officeooo:rsid="0027fade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Ubuntu" fo:font-size="6pt" fo:language="de" fo:country="DE" style:language-asian="zh" style:country-asian="CN" style:language-complex="hi" style:country-complex="IN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165673296" text:id="ct165673296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65681496" text:id="ct165681496">
          <text:insertion>
            <office:change-info>
              <dc:creator>Luc Saffre</dc:creator>
              <dc:date>2013-08-02T15:02:00</dc:date>
            </office:change-info>
          </text:insertion>
        </text:changed-region>
        <text:changed-region xml:id="ct165689584" text:id="ct165689584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65355720" text:id="ct165355720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65689680" text:id="ct165689680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65688304" text:id="ct165688304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65357208" text:id="ct16535720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5679824" text:id="ct16567982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5679304" text:id="ct165679304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65669248" text:id="ct16566924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5675728" text:id="ct16567572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5697416" text:id="ct16569741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5703080" text:id="ct16570308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5670072" text:id="ct16567007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5673392" text:id="ct16567339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5683008" text:id="ct16568300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5602240" text:id="ct16560224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4722680" text:id="ct16472268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5680952" text:id="ct165680952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65703400" text:id="ct165703400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65710256" text:id="ct16571025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5688976" text:id="ct16568897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5777528" text:id="ct165777528">
          <text:insertion>
            <office:change-info>
              <dc:creator>Luc Saffre</dc:creator>
              <dc:date>2013-05-02T22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conditional-text text:condition="ooow:true" text:string-value-if-true="&quot;this.excerpt_type&quot;" text:string-value-if-false="">this.excerpt_type</text:conditional-text></text:h>
      <text:h text:style-name="P12" text:outline-level="2"><text:conditional-text text:condition="ooow:true" text:string-value-if-true="&quot;_('General information')&quot;" text:string-value-if-false="">_('General information')</text:conditional-text>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65673296"/>actor.header<text:change-end text:change-id="ct165673296"/><office:annotation><dc:creator>Luc Saffre</dc:creator><dc:date>2012-06-06T11:00:52</dc:date><text:p text:style-name="P14"><text:span text:style-name="T4">do table for actor in obj.get_actors()</text:span></text:p></office:annotation></text:p>
          </table:table-cell>
          <table:table-cell office:value-type="string">
            <text:p text:style-name="Table_20_Contents"><text:conditional-text text:condition="ooow:true" text:string-value-if-true="&quot;actor.person&quot;" text:string-value-if-false="">actor.person</text:conditional-text><office:annotation><dc:creator>Luc Saffre</dc:creator><dc:date>2012-06-06T11:03:55</dc:date><text:p text:style-name="P14"><text:span text:style-name="T4">do text if actor.person</text:span></text:p></office:annotation><text:line-break/><text:conditional-text text:condition="ooow:true" text:string-value-if-true="&quot;actor.person.address_location(', ')&quot;" text:string-value-if-false="">actor.person.address_location(', ')</text:conditional-text></text:p>
            <text:p text:style-name="Text_20_body"><text:change-start text:change-id="ct165681496"/><office:annotation><dc:creator>Luc Saffre</dc:creator><dc:date>2012-06-06T11:04:42</dc:date><text:p text:style-name="P14"><text:span text:style-name="T4">do text if actor.household</text:span></text:p></office:annotation><text:change-end text:change-id="ct165681496"/><text:conditional-text text:condition="ooow:true" text:string-value-if-true="&quot;actor.household.get_address(', ')&quot;" text:string-value-if-false="">actor.household.get_address(', ')</text:conditional-text> (<text:change-start text:change-id="ct165689584"/>actor.household.type<text:change-end text:change-id="ct165689584"/>)</text:p>
            <text:p text:style-name="Text_20_body">Kontakt: <text:change-start text:change-id="ct165355720"/>actor.partner.gsm<text:change-end text:change-id="ct165355720"/>, <text:change-start text:change-id="ct165689680"/>actor.partner.email<text:change-end text:change-id="ct165689680"/></text:p>
            <text:p text:style-name="Text_20_body"><text:change-start text:change-id="ct165688304"/>actor.remark<text:change-end text:change-id="ct165688304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change-start text:change-id="ct165357208"/>self.actor2.header<text:change-end text:change-id="ct165357208"/></text:p>
          </table:table-cell>
          <table:table-cell table:style-name="Table1.A1" office:value-type="string">
            <text:p text:style-name="P5"><text:change-start text:change-id="ct165679824"/>self.actor3.header<text:change-end text:change-id="ct165679824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</dc:date><text:p text:style-name="P14"><text:span text:style-name="T4">do table if False</text:span></text:p></office:annotation></text:p>
          </table:table-cell>
          <table:table-cell table:style-name="Table1.A1" office:value-type="string">
            <text:p text:style-name="P5"><text:change-start text:change-id="ct165679304"/>self.actor2.person<text:change-end text:change-id="ct165679304"/></text:p>
          </table:table-cell>
          <table:table-cell table:style-name="Table1.A1" office:value-type="string">
            <text:p text:style-name="P5"><text:change-start text:change-id="ct165669248"/>self.actor3.person<text:change-end text:change-id="ct165669248"/></text:p>
          </table:table-cell>
        </table:table-row>
        <table:table-row table:style-name="Table1.3">
          <table:table-cell table:style-name="Table1.A1" office:value-type="string">
            <text:p text:style-name="P5">Adresse</text:p>
          </table:table-cell>
          <table:table-cell table:style-name="Table1.A1" office:value-type="string">
            <text:p text:style-name="P5"><text:change-start text:change-id="ct165675728"/>self.actor2.partner.address_location(', ')<text:change-end text:change-id="ct165675728"/></text:p>
          </table:table-cell>
          <table:table-cell table:style-name="Table1.A1" office:value-type="string">
            <text:p text:style-name="P5"><text:change-start text:change-id="ct165697416"/>self.actor3.partner.address_location(', ')<text:change-end text:change-id="ct165697416"/></text:p>
          </table:table-cell>
        </table:table-row>
        <table:table-row table:style-name="Table1.1">
          <table:table-cell table:style-name="Table1.A1" office:value-type="string">
            <text:p text:style-name="P5">Telefon</text:p>
          </table:table-cell>
          <table:table-cell table:style-name="Table1.A1" office:value-type="string">
            <text:p text:style-name="P5"><text:change-start text:change-id="ct165703080"/>self.actor2.partner.phone<text:change-end text:change-id="ct165703080"/></text:p>
          </table:table-cell>
          <table:table-cell table:style-name="Table1.A1" office:value-type="string">
            <text:p text:style-name="Table_20_Contents"><text:change-start text:change-id="ct165670072"/>self.actor3.partner.phone<text:change-end text:change-id="ct165670072"/></text:p>
          </table:table-cell>
        </table:table-row>
        <table:table-row table:style-name="Table1.1">
          <table:table-cell table:style-name="Table1.A1" office:value-type="string">
            <text:p text:style-name="P5">e-mail</text:p>
          </table:table-cell>
          <table:table-cell table:style-name="Table1.A1" office:value-type="string">
            <text:p text:style-name="P5"><text:change-start text:change-id="ct165673392"/>self.actor2.partner.email<text:change-end text:change-id="ct165673392"/></text:p>
          </table:table-cell>
          <table:table-cell table:style-name="Table1.A1" office:value-type="string">
            <text:p text:style-name="P5"><text:change-start text:change-id="ct165683008"/>self.actor3.partner.email<text:change-end text:change-id="ct165683008"/></text:p>
          </table:table-cell>
        </table:table-row>
        <table:table-row table:style-name="Table1.1">
          <table:table-cell table:style-name="Table1.A1" office:value-type="string">
            <text:p text:style-name="P5">Geburtsdatum</text:p>
          </table:table-cell>
          <table:table-cell table:style-name="Table1.A1" office:value-type="string">
            <text:p text:style-name="P5"><text:change-start text:change-id="ct165602240"/>dtos(self.actor2.person.birth_date)<text:change-end text:change-id="ct165602240"/></text:p>
          </table:table-cell>
          <table:table-cell table:style-name="Table1.A1" office:value-type="string">
            <text:p text:style-name="Table_20_Contents"><text:change-start text:change-id="ct164722680"/>dtos(self.actor3.person.birth_date)<text:change-end text:change-id="ct164722680"/></text:p>
          </table:table-cell>
        </table:table-row>
        <table:table-row table:style-name="Table1.1">
          <table:table-cell table:style-name="Table1.A1" office:value-type="string">
            <text:p text:style-name="P5">Berufliche Lage</text:p>
          </table:table-cell>
          <table:table-cell table:style-name="Table1.A1" office:value-type="string">
            <text:p text:style-name="P5"><text:change-start text:change-id="ct165680952"/>self.actor2.remark<text:change-end text:change-id="ct165680952"/></text:p>
          </table:table-cell>
          <table:table-cell table:style-name="Table1.A1" office:value-type="string">
            <text:p text:style-name="P5"><text:change-start text:change-id="ct165703400"/>self.actor3.remark<text:change-end text:change-id="ct165703400"/></text:p>
          </table:table-cell>
        </table:table-row>
        <table:table-row table:style-name="Table1.1">
          <table:table-cell table:style-name="Table1.A1" office:value-type="string">
            <text:p text:style-name="P5">Familienstand</text:p>
          </table:table-cell>
          <table:table-cell table:style-name="Table1.A1" office:value-type="string">
            <text:p text:style-name="P5"><text:change-start text:change-id="ct165710256"/>self.actor2.person.civil_state<text:change-end text:change-id="ct165710256"/></text:p>
          </table:table-cell>
          <table:table-cell table:style-name="Table1.A1" office:value-type="string">
            <text:p text:style-name="P5"><text:change-start text:change-id="ct165688976"/>self.actor3.person.civil_state<text:change-end text:change-id="ct165688976"/></text:p>
          </table:table-cell>
        </table:table-row>
        <table:table-row table:style-name="Table1.1">
          <table:table-cell table:style-name="Table1.A1" office:value-type="string">
            <text:p text:style-name="P5">Haushaltszusammensetzung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Kinder (Namen, Geburtsdaten)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ERSTGESPRÄCH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<text:span text:style-name="T3">(introduction)</text:span><office:annotation><dc:creator>Luc Saffre</dc:creator><dc:date>2012-11-16T20:40:15</dc:date><text:p text:style-name="P14"><text:span text:style-name="T4">do text</text:span></text:p><text:p text:style-name="P14"><text:span text:style-name="T4">from html(obj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4">do table if False</text:span></text:p></office:annotation></text:p>
          </table:table-cell>
        </table:table-row>
      </table:table>
      <text:h text:style-name="P13" text:outline-level="2"><text:conditional-text text:condition="ooow:true" text:string-value-if-true="&quot;_('Entered data')&quot;" text:string-value-if-false="">_('Entered data')</text:conditional-text></text:h>
      <text:section text:style-name="Sect1" text:name="Section1">
        <text:p text:style-name="P9"><text:span text:style-name="T2"><office:annotation><dc:creator>Luc Saffre</dc:creator><dc:date>2014-12-10T18:11:48</dc:date><text:list text:style-name=""><text:list-item><text:p><text:span text:style-name="T5">do text</text:span></text:p></text:list-item><text:list-item><text:p><text:span text:style-name="T5">from story(obj.data_story(ar))</text:span></text:p></text:list-item></text:list></office:annotation></text:span><text:span text:style-name="T2">(Insert data_story() with more than 1 section)</text:span></text:p>
      </text:section>
      <text:h text:style-name="P13" text:outline-level="2"><text:conditional-text text:condition="ooow:true" text:string-value-if-true="&quot;pgettext('debts', 'Summary')&quot;" text:string-value-if-false="">pgettext('debts', 'Summary')</text:conditional-text></text:h>
      <text:p text:style-name="P10"><text:span text:style-name="T2"><office:annotation><dc:creator>Luc Saffre</dc:creator><dc:date>2014-12-10T18:11:48</dc:date><text:list text:continue-numbering="true" text:style-name=""><text:list-item><text:p><text:span text:style-name="T5">do text</text:span></text:p></text:list-item><text:list-item><text:p><text:span text:style-name="T5">from story(obj.summary_story(ar))</text:span></text:p></text:list-item></text:list></office:annotation></text:span><text:span text:style-name="T2">(Insert summary_story() with more than 1 section)</text:span></text:p>
      <text:section text:style-name="Sect1" text:name="Schlussfolgerung">
        <text:h text:style-name="Heading_20_2" text:outline-level="2"><text:soft-page-break/><office:annotation><dc:creator>Luc Saffre</dc:creator><dc:date>2012-06-06T11:09:45</dc:date><text:p text:style-name="P14"><text:span text:style-name="T4">do section if obj.conclusion</text:span></text:p></office:annotation><text:change-start text:change-id="ct165777528"/>_('Conclusion')<text:change-end text:change-id="ct165777528"/></text:h>
        <text:p text:style-name="P7"><text:span text:style-name="T3">(conclusion)</text:span><office:annotation><dc:creator>Luc Saffre</dc:creator><dc:date>2012-11-16T20:40:15</dc:date><text:p text:style-name="P14"><text:span text:style-name="T4">do text</text:span></text:p><text:p><text:span text:style-name="T4">from html(obj.conclusion)</text:span></text:p></office:annotation></text:p>
        <text:p text:style-name="Standard"/>
      </text:section>
      <text:p text:style-name="Standard"/>
      <text:p text:style-name="P8"><text:conditional-text text:condition="ooow:true" text:string-value-if-true="&quot;_('Name of debts mediator')&quot;" text:string-value-if-false="">_('Name of debts mediator')</text:conditional-text> : <text:conditional-text text:condition="ooow:true" text:string-value-if-true="&quot;obj.user&quot;" text:string-value-if-false="">obj.user</text:conditional-text></text:p>
      <text:p text:style-name="P6">Budget erstellt am : <text:conditional-text text:condition="ooow:true" text:string-value-if-true="&quot;fdl(obj.date)&quot;" text:string-value-if-false="">fdl(obj.date)</text:conditional-text></text:p>
      <text:p text:style-name="P6"><text:span text:style-name="T1">Gedruckt am </text:span><text:span text:style-name="T1"><text:date style:data-style-name="N106" text:date-value="2015-04-16T19:39:04.294255273">16/4/15</text:date></text:span><text:span text:style-name="T1"> um </text:span><text:span text:style-name="T1"><text:time style:data-style-name="N41" text:time-value="2015-04-16T19:39:04.294458953">19:38:25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1" svg:font-family="Ubuntu" style:font-family-generic="swiss"/>
    <style:font-face style:name="Times New Roman2" svg:font-family="'Times New Roman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99mm" fo:margin-bottom="1.99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onditional-text text:condition="ooow:true" text:string-value-if-true="&quot;obj&quot;" text:string-value-if-false="">obj</text:conditional-text></text:p>
            </table:table-cell>
            <table:table-cell table:style-name="Table3.A1" office:value-type="string">
              <text:p text:style-name="MP3">Seite <text:page-number text:select-page="current">2</text:page-number> von <text:page-count>2</text:page-count><text:line-break/><text:date style:data-style-name="N106" text:date-value="2015-04-16T19:39:04.214118411">16/4/15</text:date> <text:time style:data-style-name="N41" text:time-value="2015-04-16T19:39:04.214298203">19:38:25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5-04-16T19:39:04.190010176</dc:date>
    <dc:creator>Luc Saffre</dc:creator>
    <meta:editing-duration>P1DT4H18M58S</meta:editing-duration>
    <meta:editing-cycles>143</meta:editing-cycles>
    <meta:generator>LibreOffice/4.2.7.2$Linux_x86 LibreOffice_project/420m0$Build-2</meta:generator>
    <meta:document-statistic meta:table-count="4" meta:image-count="0" meta:object-count="0" meta:page-count="2" meta:paragraph-count="52" meta:word-count="120" meta:character-count="1272" meta:non-whitespace-character-count="1201"/>
  </office:meta>
</office:document-meta>
</file>